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3431d" officeooo:paragraph-rsid="0003431d"/>
    </style:style>
    <style:style style:name="P2" style:family="paragraph" style:parent-style-name="Text_20_body">
      <style:text-properties officeooo:paragraph-rsid="0006632e"/>
    </style:style>
    <style:style style:name="P3" style:family="paragraph" style:parent-style-name="Endnote">
      <style:text-properties officeooo:paragraph-rsid="00070354"/>
    </style:style>
    <style:style style:name="P4" style:family="paragraph" style:parent-style-name="Heading_20_1">
      <style:text-properties officeooo:rsid="000490e6" officeooo:paragraph-rsid="000490e6"/>
    </style:style>
    <style:style style:name="P5" style:family="paragraph" style:parent-style-name="Heading_20_1">
      <style:text-properties officeooo:rsid="0006632e" officeooo:paragraph-rsid="0006632e"/>
    </style:style>
    <style:style style:name="P6" style:family="paragraph" style:parent-style-name="Heading_20_1">
      <style:text-properties officeooo:rsid="00070354" officeooo:paragraph-rsid="00070354"/>
    </style:style>
    <style:style style:name="P7" style:family="paragraph" style:parent-style-name="Text_20_body">
      <style:text-properties officeooo:rsid="0009b3e9" officeooo:paragraph-rsid="0009b3e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eutusdokumentti</text:p>
      <text:h text:style-name="P4" text:outline-level="1">Yleisrakenne</text:h>
      <text:p text:style-name="P7">Ohjelman lähdekoodi on yritetty jakaa mahdollisimman loogisesti eri paketteihin. <text:span text:style-name="T1">Application</text:span><text:span text:style-name="T2">-paketti sisältää kaiken käyttöliittymäkoodin, ja </text:span><text:span text:style-name="T1">datastructures, graph, misc</text:span><text:span text:style-name="T2"> ja </text:span><text:span text:style-name="T1">pathfinding </text:span><text:span text:style-name="T2">-paketit sisältävät nimiensä mukaisesti tietorakenteet, verkkoon liittyvät luokat, sekalaiset apuluokat ja itse reitinetsintäalgoritmit.</text:span></text:p>
      <text:h text:style-name="P5" text:outline-level="1">Aika- ja tilavaativuudet</text:h>
      <text:p text:style-name="P2">…</text:p>
      <text:h text:style-name="P5" text:outline-level="1">Puutteet ja parannusehdotukset</text:h>
      <text:p text:style-name="P2">…</text:p>
      <text:h text:style-name="P6" text:outline-level="1">Projektissa käytetyt lähteet</text:h>
      <text:p text:style-name="P3"><text:a xlink:type="simple" xlink:href="https://en.wikipedia.org/wiki/A*_search_algorithm">https://en.wikipedia.org/wiki/A*_search_algorithm</text:a></text:p>
      <text:p text:style-name="P3"><text:a xlink:type="simple" xlink:href="https://en.wikipedia.org/wiki/Dijkstra%27s_algorithm">https://en.wikipedia.org/wiki/Dijkstra%27s_algorithm</text:a></text:p>
      <text:p text:style-name="P3"><text:a xlink:type="simple" xlink:href="https://en.wikipedia.org/wiki/Breadth-first_search">https://en.wikipedia.org/wiki/Breadth-first_search</text:a></text:p>
      <text:p text:style-name="P3"><text:a xlink:type="simple" xlink:href="https://en.wikipedia.org/wiki/Depth-first_search">https://en.wikipedia.org/wiki/Depth-first_search</text:a></text:p>
      <text:p text:style-name="P3"><text:a xlink:type="simple" xlink:href="https://harablog.wordpress.com/2011/09/07/jump-point-search/">https://harablog.wordpress.com/2011/09/07/jump-point-search/</text:a></text:p>
      <text:p text:style-name="P3"><text:a xlink:type="simple" xlink:href="http://zerowidth.com/2013/05/05/jump-point-search-explained.html">http://zerowidth.com/2013/05/05/jump-point-search-explained.html</text:a></text:p>
      <text:p text:style-name="P3"><text:a xlink:type="simple" xlink:href="https://github.com/ClintFMullins/JumpPointSearch-Java">https://github.com/ClintFMullins/JumpPointSearch-Java</text:a></text:p>
      <text:p text:style-name="P3"><text:a xlink:type="simple" xlink:href="https://en.wikipedia.org/wiki/Binary_heap">https://en.wikipedia.org/wiki/Binary_heap</text:a></text:p>
      <text:p text:style-name="P3"><text:a xlink:type="simple" xlink:href="https://en.wikipedia.org/wiki/Hash_table">https://en.wikipedia.org/wiki/Hash_tab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41:35.770000000</meta:creation-date>
    <dc:date>2015-02-12T17:59:18.316000000</dc:date>
    <meta:editing-duration>PT1M41S</meta:editing-duration>
    <meta:editing-cycles>4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17" meta:word-count="54" meta:character-count="892" meta:non-whitespace-character-count="892"/>
  </office:meta>
</office:document-meta>
</file>